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ItemHeadersImpl.addHead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ItemHeadersImpl.getHeader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ItemHeadersImpl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HeadersImpl.get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